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weight="bold" style:font-size-asian="12pt" style:font-weight-asian="bold" style:font-size-complex="12pt"/>
    </style:style>
    <style:style style:name="P3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10" style:family="paragraph" style:parent-style-name="Standard">
      <style:paragraph-properties fo:margin-left="0.5in" fo:margin-right="0in" fo:text-indent="0in" style:auto-text-indent="false"/>
    </style:style>
    <style:style style:name="P11" style:family="paragraph" style:parent-style-name="Standard">
      <style:paragraph-properties fo:margin-left="0.5in" fo:margin-right="0in" fo:text-indent="0in" style:auto-text-indent="false"/>
      <style:text-properties fo:font-size="12pt" style:font-size-asian="12pt" style:font-size-complex="12pt"/>
    </style:style>
    <style:style style:name="P12" style:family="paragraph" style:parent-style-name="Standard">
      <style:paragraph-properties fo:margin-left="0in" fo:margin-right="0in" fo:text-indent="0.5in" style:auto-text-indent="false"/>
    </style:style>
    <style:style style:name="P13" style:family="paragraph" style:parent-style-name="Standard">
      <style:paragraph-properties fo:margin-left="0in" fo:margin-right="0in" fo:text-indent="0in" style:auto-text-indent="false"/>
    </style:style>
    <style:style style:name="P14" style:family="paragraph" style:parent-style-name="Standard">
      <style:paragraph-properties fo:margin-left="0in" fo:margin-right="0in" fo:text-indent="0in" style:auto-text-indent="false"/>
      <style:text-properties fo:font-size="12pt" fo:font-weight="bold" style:font-size-asian="12pt" style:font-weight-asian="bold" style:font-size-complex="12pt"/>
    </style:style>
    <style:style style:name="P15" style:family="paragraph" style:parent-style-name="Standard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size="12pt" fo:font-weight="bold" style:font-size-asian="12pt" style:font-weight-asian="bold" style:font-size-complex="12pt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size="12pt" style:font-size-asian="12pt" style:font-size-complex="12pt"/>
    </style:style>
    <style:style style:name="P19" style:family="paragraph" style:parent-style-name="Standard" style:list-style-name="WWNum4">
      <style:paragraph-properties fo:margin-left="0.5in" fo:margin-right="0in" fo:margin-top="0in" fo:margin-bottom="0in" loext:contextual-spacing="false" fo:line-height="115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20" style:family="paragraph" style:parent-style-name="Standard" style:list-style-name="WWNum5">
      <style:paragraph-properties fo:margin-left="0.5in" fo:margin-right="0in" fo:margin-top="0in" fo:margin-bottom="0in" loext:contextual-spacing="false" fo:line-height="115%" fo:text-align="start" style:justify-single-word="false" fo:keep-together="auto" fo:orphans="2" fo:widows="2" fo:text-indent="-0.25in" style:auto-text-indent="false" fo:break-before="auto" fo:break-after="auto" fo:padding="0in" fo:border="none" fo:keep-with-next="auto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.5in" style:auto-text-indent="false" fo:break-before="auto" fo:break-after="auto" fo:padding="0in" fo:border="none" fo:keep-with-next="auto"/>
    </style:style>
    <style:style style:name="P22" style:family="paragraph" style:parent-style-name="Standard">
      <style:paragraph-properties fo:margin-left="0.5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23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style:text-position="super 58%" fo:font-size="14pt" fo:font-weight="bold" style:font-size-asian="14pt" style:font-weight-asian="bold" style:font-size-complex="14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size="12pt" fo:font-weight="bold" fo:background-color="#ff9900" loext:char-shading-value="0" style:font-size-asian="12pt" style:font-weight-asian="bold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style:text-underline-style="none" style:font-size-asian="12pt" style:font-size-complex="12pt"/>
    </style:style>
    <style:style style:name="T7" style:family="text">
      <style:text-properties fo:font-size="12pt" fo:background-color="#ff9900" loext:char-shading-value="0" style:font-size-asian="12pt" style:font-size-complex="12pt"/>
    </style:style>
    <style:style style:name="T8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1">1</text:span><text:span text:style-name="T2">a</text:span><text:span text:style-name="T1"> Etapa do Trabalho</text:span></text:p>
      <text:p text:style-name="P1"/>
      <text:p text:style-name="P1"/>
      <text:p text:style-name="P1"/>
      <text:p text:style-name="Standard"><text:span text:style-name="T3">Criação de diretórios e ajuste do Volta para NestJS</text:span></text:p>
      <text:p text:style-name="P1"/>
      <text:list xml:id="list2813613307" text:style-name="WWNum8">
        <text:list-item>
          <text:p text:style-name="P3"><text:span text:style-name="T5">Para instalar NestJS, é preciso instalar o Node.js.</text:span></text:p>
        </text:list-item>
      </text:list>
      <text:p text:style-name="P10"><text:span text:style-name="T5">E como vamos usar o Volta, precisamos instalá-lo primeiro e depois o Node.js a partir dele. O comando é:</text:span></text:p>
      <text:p text:style-name="P10"><text:span text:style-name="T5">curl https://get.volta.sh | bash</text:span></text:p>
      <text:p text:style-name="P1"/>
      <text:list xml:id="list110848424983082" text:continue-numbering="true" text:style-name="WWNum8">
        <text:list-item>
          <text:p text:style-name="P3"><text:span text:style-name="T5">Feche o terminal. Para instalar o Node.js:</text:span></text:p>
        </text:list-item>
      </text:list>
      <text:p text:style-name="P10"><text:span text:style-name="T5">volta install node</text:span></text:p>
      <text:p text:style-name="P1"/>
      <text:list xml:id="list110848083794572" text:continue-numbering="true" text:style-name="WWNum8">
        <text:list-item>
          <text:p text:style-name="P3"><text:span text:style-name="T5">Para instalar NPM:</text:span></text:p>
        </text:list-item>
      </text:list>
      <text:p text:style-name="P10"><text:span text:style-name="T5">volta install npm</text:span></text:p>
      <text:p text:style-name="P1"/>
      <text:list xml:id="list110848431780829" text:continue-numbering="true" text:style-name="WWNum8">
        <text:list-item>
          <text:p text:style-name="P3"><text:span text:style-name="T5">Crie um diretório para o projeto em NestJS:</text:span></text:p>
        </text:list-item>
      </text:list>
      <text:p text:style-name="P10"><text:span text:style-name="T5">mkdir projetoNest</text:span></text:p>
      <text:p text:style-name="P1"/>
      <text:list xml:id="list110850130871132" text:continue-numbering="true" text:style-name="WWNum8">
        <text:list-item>
          <text:p text:style-name="P3"><text:span text:style-name="T5">Crie um arquivo Json no diretório:</text:span></text:p>
        </text:list-item>
      </text:list>
      <text:p text:style-name="P10"><text:soft-page-break/><text:span text:style-name="T5">npm init -y</text:span></text:p>
      <text:p text:style-name="P1"/>
      <text:list xml:id="list110848970811612" text:continue-numbering="true" text:style-name="WWNum8">
        <text:list-item>
          <text:p text:style-name="P3"><text:span text:style-name="T5">Fixe a versão do node e do npm no diretório:</text:span></text:p>
        </text:list-item>
      </text:list>
      <text:p text:style-name="P10"><text:span text:style-name="T5">volta pin node</text:span></text:p>
      <text:p text:style-name="P10"><text:span text:style-name="T5">volta pin npm</text:span></text:p>
      <text:p text:style-name="P1"/>
      <text:p text:style-name="P1"/>
      <text:p text:style-name="Standard"><text:span text:style-name="T3">Criação de diretório para o projeto em Vue e ajuste do Volta para Vue</text:span></text:p>
      <text:p text:style-name="P2"/>
      <text:list xml:id="list4212678656" text:style-name="WWNum3">
        <text:list-item>
          <text:p text:style-name="P4"><text:span text:style-name="T5">Crie um diretório para o projeto Vue:</text:span></text:p>
        </text:list-item>
      </text:list>
      <text:p text:style-name="P10"><text:span text:style-name="T5">mkdir projetoVue</text:span></text:p>
      <text:p text:style-name="P11"/>
      <text:list xml:id="list110849367316444" text:continue-numbering="true" text:style-name="WWNum3">
        <text:list-item>
          <text:p text:style-name="P4"><text:span text:style-name="T5">Crie um arquivo Json no diretório:</text:span></text:p>
        </text:list-item>
      </text:list>
      <text:p text:style-name="P12"><text:span text:style-name="T5">npm init -y</text:span></text:p>
      <text:p text:style-name="P13"><text:span text:style-name="T5"><text:tab/></text:span></text:p>
      <text:list xml:id="list110849397994969" text:continue-numbering="true" text:style-name="WWNum3">
        <text:list-item>
          <text:p text:style-name="P4"><text:span text:style-name="T5">Fixe a versão do node e do npm no diretório:</text:span></text:p>
        </text:list-item>
      </text:list>
      <text:p text:style-name="P10"><text:span text:style-name="T5">volta pin node</text:span></text:p>
      <text:p text:style-name="P10"><text:span text:style-name="T5">volta pin npm</text:span></text:p>
      <text:p text:style-name="P1"/>
      <text:p text:style-name="P1"/>
      <text:p text:style-name="P1"/>
      <text:p text:style-name="P1"><text:soft-page-break/></text:p>
      <text:p text:style-name="Standard"><text:span text:style-name="T3">Instalação do Docker:<text:line-break/></text:span></text:p>
      <text:list xml:id="list159640832" text:style-name="WWNum1">
        <text:list-item>
          <text:p text:style-name="P5"><text:span text:style-name="T5">Instale pacotes que são pré-requisitos para a instalação Docker:</text:span></text:p>
        </text:list-item>
      </text:list>
      <text:p text:style-name="P10"><text:span text:style-name="T5">sudo apt install -y apt-transport-https ca-certificates curl software-properties-common gnupg lsb-release</text:span></text:p>
      <text:p text:style-name="P1"/>
      <text:list xml:id="list110848415349454" text:continue-numbering="true" text:style-name="WWNum1">
        <text:list-item>
          <text:p text:style-name="P5"><text:span text:style-name="T5">Busque a chave GPG usada pelo repositório do Docker:</text:span></text:p>
        </text:list-item>
      </text:list>
      <text:p text:style-name="P10"><text:span text:style-name="T5">curl -fsSL https://download.docker.com/linux/ubuntu/gpg | sudo gpg --dearmor -o /usr/share/keyrings/docker-archive-keyring.gpg</text:span></text:p>
      <text:p text:style-name="P11"/>
      <text:list xml:id="list110849200544882" text:continue-numbering="true" text:style-name="WWNum1">
        <text:list-item>
          <text:p text:style-name="P5"><text:span text:style-name="T5">Adicione o repositório Docker aos recursos do APT do sistema:</text:span></text:p>
        </text:list-item>
      </text:list>
      <text:p text:style-name="P10"><text:span text:style-name="T5">echo "deb [arch=$(dpkg --print-architecture) signed-by=/usr/share/keyrings/docker-archive-keyring.gpg] https://download.docker.com/linux/ubuntu jammy stable" | sudo tee /etc/apt/sources.list.d/docker.list &gt; /dev/null</text:span></text:p>
      <text:p text:style-name="P1"/>
      <text:list xml:id="list110849138768655" text:continue-numbering="true" text:style-name="WWNum1">
        <text:list-item>
          <text:p text:style-name="P5"><text:span text:style-name="T5">Atualize os pacotes e instale a Engine Docker Community Edition:</text:span></text:p>
        </text:list-item>
      </text:list>
      <text:p text:style-name="P10"><text:span text:style-name="T5">sudo apt update &amp;&amp; sudo apt install -y docker-ce docker-compose-plugin</text:span></text:p>
      <text:p text:style-name="P1"/>
      <text:p text:style-name="P1"/>
      <text:p text:style-name="P13"><text:span text:style-name="T3">Instalação do Portainer via Docker</text:span></text:p>
      <text:p text:style-name="P14"/>
      <text:list xml:id="list2278116148" text:style-name="WWNum6">
        <text:list-item>
          <text:p text:style-name="P6"><text:span text:style-name="T5">Crie um volume para armazenar os dados do Portainer:</text:span></text:p>
        </text:list-item>
      </text:list>
      <text:p text:style-name="P10"><text:span text:style-name="T5">sudo docker volume create portainer_data</text:span></text:p>
      <text:p text:style-name="P11"/>
      <text:list xml:id="list110848705530894" text:continue-numbering="true" text:style-name="WWNum6">
        <text:list-item>
          <text:p text:style-name="P6"><text:span text:style-name="T5">Configure o Portainer para funcionar na URL </text:span><text:a xlink:type="simple" xlink:href="https://localhost:9443" text:style-name="ListLabel_20_82" text:visited-style-name="ListLabel_20_82"><text:span text:style-name="T8">https://localhost:9443</text:span></text:a><text:span text:style-name="T5"> ou </text:span><text:a xlink:type="simple" xlink:href="http://localhost:8000" text:style-name="ListLabel_20_82" text:visited-style-name="ListLabel_20_82"><text:span text:style-name="T8">http://localhost:8000</text:span></text:a><text:span text:style-name="T5"> :</text:span></text:p>
        </text:list-item>
      </text:list>
      <text:p text:style-name="P10"><text:soft-page-break/><text:span text:style-name="T5">sudo docker run -d -p 8000:8000 -p 9443:9443 --name portainer --restart=always -v /var/run/docker.sock:/var/run/docker.sock -v portainer_data:/data portainer/portainer-ce:latest</text:span></text:p>
      <text:p text:style-name="P1"/>
      <text:p text:style-name="Standard"><text:span text:style-name="T3">Configuração do Portainer</text:span></text:p>
      <text:p text:style-name="P1"/>
      <text:list xml:id="list168776305" text:style-name="WWNum2">
        <text:list-item>
          <text:p text:style-name="P7"><text:span text:style-name="T5">Entre na porta </text:span><text:a xlink:type="simple" xlink:href="https://localhost:9443" text:style-name="ListLabel_20_82" text:visited-style-name="ListLabel_20_82"><text:span text:style-name="T8">https://localhost:9443</text:span></text:a><text:span text:style-name="T5"> e configure os seguintes dados:</text:span></text:p>
        </text:list-item>
      </text:list>
      <text:p text:style-name="P12"><text:span text:style-name="T5">USUÁRIO: admin</text:span></text:p>
      <text:p text:style-name="P12"><text:span text:style-name="T5">SENHA: 012345678901</text:span></text:p>
      <text:p text:style-name="P1"/>
      <text:p text:style-name="P1"/>
      <text:p text:style-name="Standard"><text:span text:style-name="T3">Instalação do PostgreSQL via Docker</text:span></text:p>
      <text:p text:style-name="P2"/>
      <text:list xml:id="list2107950694" text:style-name="WWNum7">
        <text:list-item>
          <text:p text:style-name="P8"><text:span text:style-name="T5">Primeiro é necessário “puxar” a imagem do postgresql do Docker Hub, para isso use:</text:span></text:p>
        </text:list-item>
      </text:list>
      <text:p text:style-name="P10"><text:span text:style-name="T5">sudo docker pull postgres</text:span></text:p>
      <text:p text:style-name="P15"/>
      <text:list xml:id="list110850019928611" text:continue-numbering="true" text:style-name="WWNum7">
        <text:list-item>
          <text:p text:style-name="P8"><text:span text:style-name="T5">Agora use o seguinte comando:</text:span></text:p>
        </text:list-item>
      </text:list>
      <text:p text:style-name="P10"><text:span text:style-name="T5">sudo docker run --name container-postgres -e POSTGRES_PASSWORD=123456 -e POSTGRES_USER=admin -e POSTGRES_DB=postgres -p <text:s/>5432:5432 -d postgres</text:span></text:p>
      <text:p text:style-name="P1"/>
      <text:p text:style-name="P13"><text:span text:style-name="T5">Explicando-o:</text:span></text:p>
      <text:p text:style-name="P13"><text:span text:style-name="T5">“docker run” - criar e inicializar um novo container</text:span></text:p>
      <text:p text:style-name="P13"><text:span text:style-name="T5">“--name container-postgres” - atribuiu ao container o nome de “container-postgres”</text:span></text:p>
      <text:p text:style-name="P13"><text:span text:style-name="T5">“-e” - definir variáveis de ambiente dentro do container</text:span></text:p>
      <text:p text:style-name="P13"><text:soft-page-break/><text:span text:style-name="T5">“POSTGRES_PASSWORD=123456” - definindo a variável de ambiente da senha do postgres como 123456</text:span></text:p>
      <text:p text:style-name="P13"><text:span text:style-name="T5">“POSTGRES_USER=admin” - definindo também a variável de ambiente, mas agora para o usuário do postgres como admin (apenas o nome mesmo)</text:span></text:p>
      <text:p text:style-name="P13"><text:span text:style-name="T5">“POSTGRES_DB=postgres” - definindo outra variável de ambiente, agora para o nome do banco de dados</text:span></text:p>
      <text:p text:style-name="P13"><text:span text:style-name="T5">“-p 5432:5432” - definição de porta, no formato -p &lt;porta local&gt;:&lt;porta do container&gt;</text:span></text:p>
      <text:p text:style-name="P13"><text:span text:style-name="T5">“-d” - executa o comando de forma desacoplada, sem ocupar o terminal com o serviço</text:span></text:p>
      <text:p text:style-name="P13"><text:span text:style-name="T5">“postgres” - nome da imagem usada para criar o container Docker</text:span></text:p>
      <text:p text:style-name="P15"/>
      <text:p text:style-name="P16"><text:span text:style-name="T3"><text:line-break/>Instalação do DBeaver (opcional - apenas para Matheus e José)</text:span></text:p>
      <text:p text:style-name="P17"/>
      <text:p text:style-name="P16"><text:span text:style-name="T5">Siga esses passos caso deseje usar o DBeaver como ferramenta de gerenciamento de banco de dados:</text:span></text:p>
      <text:p text:style-name="P17"/>
      <text:p text:style-name="P16"><text:span text:style-name="T4">PRECISA DESSE PASSO?</text:span></text:p>
      <text:p text:style-name="P16"><text:span text:style-name="T5">Link da página oficial de download no :</text:span></text:p>
      <text:p text:style-name="P16"><text:a xlink:type="simple" xlink:href="https://dbeaver.io/download/" text:style-name="ListLabel_20_82" text:visited-style-name="ListLabel_20_82"><text:span text:style-name="T8">https://dbeaver.io/download/</text:span></text:a></text:p>
      <text:p text:style-name="P18"/>
      <text:list xml:id="list1599278591" text:style-name="WWNum4">
        <text:list-item>
          <text:p text:style-name="P19"><text:span text:style-name="T5">Para instalar o DBeaver no Ubuntu apenas digite esse comando no terminal:</text:span></text:p>
        </text:list-item>
      </text:list>
      <text:p text:style-name="P21"><text:span text:style-name="T5">sudo snap install dbeaver-ce</text:span></text:p>
      <text:p text:style-name="P18"/>
      <text:p text:style-name="P18"/>
      <text:p text:style-name="P16"><text:span text:style-name="T3">Instalação do NestJS:</text:span></text:p>
      <text:p text:style-name="P18"/>
      <text:list xml:id="list1260707310" text:style-name="WWNum5">
        <text:list-item>
          <text:p text:style-name="P20"><text:soft-page-break/><text:span text:style-name="T5">Instale o NestJS globalmente no seu SO:</text:span></text:p>
        </text:list-item>
      </text:list>
      <text:p text:style-name="P22"><text:span text:style-name="T5">npm i -g @nestjs/cli</text:span></text:p>
      <text:p text:style-name="P18"/>
      <text:p text:style-name="P16"><text:span text:style-name="T5">PENSAR SE DEVE PÔR ESSE PASSO:</text:span></text:p>
      <text:list xml:id="list110849474091738" text:continue-numbering="true" text:style-name="WWNum5">
        <text:list-item>
          <text:p text:style-name="P20"><text:span text:style-name="T5">Entre no diretório que deseja instalar o projeto, ou seja, a pasta “projetoNest”. Então crie um projeto em NestJS, usando:</text:span></text:p>
        </text:list-item>
      </text:list>
      <text:p text:style-name="P22"><text:span text:style-name="T5">nest new projetoNest</text:span></text:p>
      <text:p text:style-name="P18"/>
      <text:p text:style-name="Standard"><text:span text:style-name="T3">Instalação do Vue 3:</text:span></text:p>
      <text:p text:style-name="P2"/>
      <text:list xml:id="list1305955001" text:style-name="WWNum9">
        <text:list-item>
          <text:p text:style-name="P9"><text:span text:style-name="T5">Instale o Vue com o seguinte comando:</text:span></text:p>
        </text:list-item>
      </text:list>
      <text:p text:style-name="P10"><text:span text:style-name="T5">npm install -g @vue/cl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2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2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size="12pt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7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6" meta:paragraph-count="74" meta:word-count="589" meta:character-count="3865" meta:non-whitespace-character-count="3373"/>
    <meta:generator>LibreOfficeDev/6.0.5.2$Linux_X86_64 LibreOffice_project/</meta:generator>
  </office:meta>
</office:document-meta>
</file>